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c70f6" officeooo:paragraph-rsid="000c70f6"/>
    </style:style>
    <style:style style:name="P2" style:family="paragraph" style:parent-style-name="Standard" style:list-style-name="L1">
      <style:text-properties officeooo:rsid="000c70f6" officeooo:paragraph-rsid="0012df9e"/>
    </style:style>
    <style:style style:name="P3" style:family="paragraph" style:parent-style-name="Standard" style:list-style-name="L1">
      <style:text-properties officeooo:rsid="000c70f6" officeooo:paragraph-rsid="001367fa"/>
    </style:style>
    <style:style style:name="P4" style:family="paragraph" style:parent-style-name="Standard" style:list-style-name="L1">
      <style:text-properties officeooo:rsid="000c70f6" officeooo:paragraph-rsid="00168193"/>
    </style:style>
    <style:style style:name="P5" style:family="paragraph" style:parent-style-name="Standard" style:list-style-name="L1">
      <style:text-properties officeooo:rsid="000c70f6" officeooo:paragraph-rsid="001e1580"/>
    </style:style>
    <style:style style:name="P6" style:family="paragraph" style:parent-style-name="Standard" style:list-style-name="L1">
      <style:text-properties officeooo:rsid="000c70f6" officeooo:paragraph-rsid="0025104c"/>
    </style:style>
    <style:style style:name="P7" style:family="paragraph" style:parent-style-name="Standard" style:list-style-name="L1">
      <style:text-properties officeooo:rsid="000c70f6" officeooo:paragraph-rsid="00266c8c"/>
    </style:style>
    <style:style style:name="P8" style:family="paragraph" style:parent-style-name="Standard" style:list-style-name="L1">
      <style:text-properties officeooo:rsid="000c70f6" officeooo:paragraph-rsid="002f8c50"/>
    </style:style>
    <style:style style:name="P9" style:family="paragraph" style:parent-style-name="Standard">
      <style:text-properties officeooo:rsid="00102aa1" officeooo:paragraph-rsid="00102aa1"/>
    </style:style>
    <style:style style:name="P10" style:family="paragraph" style:parent-style-name="Standard" style:list-style-name="L1">
      <style:text-properties officeooo:rsid="00108840" officeooo:paragraph-rsid="00108840"/>
    </style:style>
    <style:style style:name="P11" style:family="paragraph" style:parent-style-name="Standard" style:list-style-name="L1">
      <style:text-properties officeooo:paragraph-rsid="00108840"/>
    </style:style>
    <style:style style:name="P12" style:family="paragraph" style:parent-style-name="Standard" style:list-style-name="L1">
      <style:text-properties officeooo:paragraph-rsid="002f8c50"/>
    </style:style>
    <style:style style:name="P13" style:family="paragraph" style:parent-style-name="Standard" style:list-style-name="L1">
      <style:text-properties officeooo:rsid="001e1580" officeooo:paragraph-rsid="001e1580"/>
    </style:style>
    <style:style style:name="P14" style:family="paragraph" style:parent-style-name="Standard" style:list-style-name="L1">
      <style:text-properties officeooo:rsid="002544bb" officeooo:paragraph-rsid="002544bb"/>
    </style:style>
    <style:style style:name="P15" style:family="paragraph" style:parent-style-name="Standard">
      <style:text-properties officeooo:rsid="00254bb8" officeooo:paragraph-rsid="002958a5"/>
    </style:style>
    <style:style style:name="P16" style:family="paragraph" style:parent-style-name="Standard" style:list-style-name="L2">
      <style:text-properties officeooo:rsid="00254bb8" officeooo:paragraph-rsid="002958a5"/>
    </style:style>
    <style:style style:name="P17" style:family="paragraph" style:parent-style-name="Standard" style:list-style-name="L2">
      <style:text-properties officeooo:rsid="00254bb8" officeooo:paragraph-rsid="002a8d80"/>
    </style:style>
    <style:style style:name="P18" style:family="paragraph" style:parent-style-name="Standard" style:list-style-name="L1">
      <style:text-properties fo:font-style="italic" officeooo:rsid="000c70f6" officeooo:paragraph-rsid="0017531c" fo:background-color="#ff9900" style:font-style-asian="italic" style:font-style-complex="italic"/>
    </style:style>
    <style:style style:name="P19" style:family="paragraph" style:parent-style-name="Standard" style:list-style-name="L1">
      <style:text-properties fo:font-style="italic" officeooo:rsid="000c70f6" officeooo:paragraph-rsid="001959b8" fo:background-color="#ff9900" style:font-style-asian="italic" style:font-style-complex="italic"/>
    </style:style>
    <style:style style:name="P20" style:family="paragraph" style:parent-style-name="Standard" style:list-style-name="L1">
      <style:text-properties fo:font-style="italic" officeooo:rsid="000c70f6" officeooo:paragraph-rsid="001ae700" fo:background-color="#ff9900" style:font-style-asian="italic" style:font-style-complex="italic"/>
    </style:style>
    <style:style style:name="P21" style:family="paragraph" style:parent-style-name="Standard" style:list-style-name="L1">
      <style:text-properties fo:font-style="italic" officeooo:rsid="000c70f6" officeooo:paragraph-rsid="0025104c" fo:background-color="#ff9900" style:font-style-asian="italic" style:font-style-complex="italic"/>
    </style:style>
    <style:style style:name="P22" style:family="paragraph" style:parent-style-name="Standard" style:list-style-name="L1">
      <style:text-properties fo:font-style="italic" officeooo:rsid="001959b8" officeooo:paragraph-rsid="001959b8" fo:background-color="#ff9900" style:font-style-asian="italic" style:font-style-complex="italic"/>
    </style:style>
    <style:style style:name="P23" style:family="paragraph" style:parent-style-name="Standard" style:list-style-name="L1">
      <style:text-properties fo:font-style="italic" officeooo:rsid="0025104c" officeooo:paragraph-rsid="0025104c" fo:background-color="#ff9900" style:font-style-asian="italic" style:font-style-complex="italic"/>
    </style:style>
    <style:style style:name="P24" style:family="paragraph" style:parent-style-name="Standard" style:list-style-name="L1">
      <style:text-properties officeooo:rsid="002f8c50" officeooo:paragraph-rsid="002f8c50"/>
    </style:style>
    <style:style style:name="P25" style:family="paragraph" style:parent-style-name="Standard" style:list-style-name="L2">
      <style:text-properties officeooo:rsid="00325734" officeooo:paragraph-rsid="00325734"/>
    </style:style>
    <style:style style:name="P26" style:family="paragraph" style:parent-style-name="Standard" style:list-style-name="L1">
      <style:text-properties officeooo:rsid="0035bb49" officeooo:paragraph-rsid="0035bb49" fo:background-color="#ffff00"/>
    </style:style>
    <style:style style:name="P27" style:family="paragraph" style:parent-style-name="Standard">
      <style:text-properties officeooo:rsid="000c70f6" officeooo:paragraph-rsid="000c70f6" fo:background-color="#ff9900"/>
    </style:style>
    <style:style style:name="P28" style:family="paragraph" style:parent-style-name="Standard">
      <style:text-properties officeooo:rsid="0033d610" officeooo:paragraph-rsid="0033d610" fo:background-color="#ff9900"/>
    </style:style>
    <style:style style:name="P29" style:family="paragraph" style:parent-style-name="Standard" style:list-style-name="L2">
      <style:text-properties officeooo:rsid="0032f1ba" officeooo:paragraph-rsid="0032f1ba" fo:background-color="#ff9900"/>
    </style:style>
    <style:style style:name="P30" style:family="paragraph" style:parent-style-name="Standard">
      <style:text-properties officeooo:rsid="0033d610" officeooo:paragraph-rsid="0033d610" fo:background-color="#ffff66"/>
    </style:style>
    <style:style style:name="P31" style:family="paragraph" style:parent-style-name="Standard" style:list-style-name="L1">
      <style:text-properties officeooo:rsid="00348321" officeooo:paragraph-rsid="00348321" fo:background-color="#ffff66"/>
    </style:style>
    <style:style style:name="P32" style:family="paragraph" style:parent-style-name="Standard" style:list-style-name="L1">
      <style:text-properties officeooo:rsid="00348321" officeooo:paragraph-rsid="00348321"/>
    </style:style>
    <style:style style:name="P33" style:family="paragraph" style:parent-style-name="Standard" style:list-style-name="L1">
      <style:text-properties officeooo:rsid="00348321" officeooo:paragraph-rsid="00348321" fo:background-color="transparent"/>
    </style:style>
    <style:style style:name="P34" style:family="paragraph" style:parent-style-name="Standard" style:list-style-name="L1">
      <style:text-properties officeooo:rsid="003532d6" officeooo:paragraph-rsid="003532d6"/>
    </style:style>
    <style:style style:name="P35" style:family="paragraph" style:parent-style-name="Standard" style:list-style-name="L1">
      <style:text-properties officeooo:rsid="0035bb49" officeooo:paragraph-rsid="0035bb49"/>
    </style:style>
    <style:style style:name="P36" style:family="paragraph" style:parent-style-name="Standard" style:list-style-name="L1">
      <style:text-properties officeooo:rsid="00374773" officeooo:paragraph-rsid="00374773" fo:background-color="#ffcc00"/>
    </style:style>
    <style:style style:name="P37" style:family="paragraph" style:parent-style-name="Standard" style:list-style-name="L1">
      <style:text-properties officeooo:rsid="003ae41b" officeooo:paragraph-rsid="003ae41b"/>
    </style:style>
    <style:style style:name="P38" style:family="paragraph" style:parent-style-name="Standard" style:list-style-name="L1">
      <style:text-properties officeooo:rsid="003c277b" officeooo:paragraph-rsid="003c277b"/>
    </style:style>
    <style:style style:name="P39" style:family="paragraph" style:parent-style-name="Standard" style:list-style-name="L1">
      <style:text-properties officeooo:rsid="003d8c29" officeooo:paragraph-rsid="003d8c29"/>
    </style:style>
    <style:style style:name="P40" style:family="paragraph" style:parent-style-name="Standard" style:list-style-name="L1">
      <style:text-properties officeooo:rsid="003d8c29" officeooo:paragraph-rsid="003eb109"/>
    </style:style>
    <style:style style:name="P41" style:family="paragraph" style:parent-style-name="Standard" style:list-style-name="L1">
      <style:text-properties officeooo:rsid="003eb109" officeooo:paragraph-rsid="003eb109"/>
    </style:style>
    <style:style style:name="P42" style:family="paragraph" style:parent-style-name="Standard" style:list-style-name="L1">
      <style:text-properties officeooo:rsid="003f9477" officeooo:paragraph-rsid="003f9477"/>
    </style:style>
    <style:style style:name="T1" style:family="text">
      <style:text-properties officeooo:rsid="000c70f6"/>
    </style:style>
    <style:style style:name="T2" style:family="text">
      <style:text-properties officeooo:rsid="00108840"/>
    </style:style>
    <style:style style:name="T3" style:family="text">
      <style:text-properties officeooo:rsid="001367fa"/>
    </style:style>
    <style:style style:name="T4" style:family="text">
      <style:text-properties officeooo:rsid="001633ab"/>
    </style:style>
    <style:style style:name="T5" style:family="text">
      <style:text-properties officeooo:rsid="00168193"/>
    </style:style>
    <style:style style:name="T6" style:family="text">
      <style:text-properties officeooo:rsid="0017531c"/>
    </style:style>
    <style:style style:name="T7" style:family="text">
      <style:text-properties style:text-underline-style="solid" style:text-underline-width="auto" style:text-underline-color="font-color" officeooo:rsid="0017531c"/>
    </style:style>
    <style:style style:name="T8" style:family="text">
      <style:text-properties style:text-underline-style="solid" style:text-underline-width="auto" style:text-underline-color="font-color" officeooo:rsid="001ae700"/>
    </style:style>
    <style:style style:name="T9" style:family="text">
      <style:text-properties style:text-underline-style="none" officeooo:rsid="0017531c"/>
    </style:style>
    <style:style style:name="T10" style:family="text">
      <style:text-properties officeooo:rsid="001959b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7531c" style:font-weight-asian="bold" style:font-weight-complex="bold"/>
    </style:style>
    <style:style style:name="T13" style:family="text">
      <style:text-properties officeooo:rsid="001ae700"/>
    </style:style>
    <style:style style:name="T14" style:family="text">
      <style:text-properties fo:font-style="italic" officeooo:rsid="00168193" style:font-style-asian="italic" style:font-style-complex="italic"/>
    </style:style>
    <style:style style:name="T15" style:family="text">
      <style:text-properties fo:font-style="italic" officeooo:rsid="0025104c" style:font-style-asian="italic" style:font-style-complex="italic"/>
    </style:style>
    <style:style style:name="T16" style:family="text">
      <style:text-properties fo:font-style="italic" officeooo:rsid="001633ab" fo:background-color="#ff9900" loext:char-shading-value="0" style:font-style-asian="italic" style:font-style-complex="italic"/>
    </style:style>
    <style:style style:name="T17" style:family="text">
      <style:text-properties officeooo:rsid="001e1580"/>
    </style:style>
    <style:style style:name="T18" style:family="text">
      <style:text-properties officeooo:rsid="0024a3e4"/>
    </style:style>
    <style:style style:name="T19" style:family="text">
      <style:text-properties officeooo:rsid="0025104c"/>
    </style:style>
    <style:style style:name="T20" style:family="text">
      <style:text-properties officeooo:rsid="002544bb"/>
    </style:style>
    <style:style style:name="T21" style:family="text">
      <style:text-properties officeooo:rsid="00254bb8"/>
    </style:style>
    <style:style style:name="T22" style:family="text">
      <style:text-properties officeooo:rsid="00261652"/>
    </style:style>
    <style:style style:name="T23" style:family="text">
      <style:text-properties officeooo:rsid="002f8c50"/>
    </style:style>
    <style:style style:name="T24" style:family="text">
      <style:text-properties officeooo:rsid="0030761b"/>
    </style:style>
    <style:style style:name="T25" style:family="text">
      <style:text-properties officeooo:rsid="00325734"/>
    </style:style>
    <style:style style:name="T26" style:family="text">
      <style:text-properties officeooo:rsid="0033529d"/>
    </style:style>
    <style:style style:name="T27" style:family="text">
      <style:text-properties officeooo:rsid="0033d610"/>
    </style:style>
    <style:style style:name="T28" style:family="text">
      <style:text-properties officeooo:rsid="001633ab" fo:background-color="#ff9900" loext:char-shading-value="0"/>
    </style:style>
    <style:style style:name="T29" style:family="text">
      <style:text-properties officeooo:rsid="0025104c" fo:background-color="#ffff66" loext:char-shading-value="0"/>
    </style:style>
    <style:style style:name="T30" style:family="text">
      <style:text-properties officeooo:rsid="00348321"/>
    </style:style>
    <style:style style:name="T31" style:family="text">
      <style:text-properties officeooo:rsid="00374773"/>
    </style:style>
    <style:style style:name="T32" style:family="text">
      <style:text-properties officeooo:rsid="00388c63"/>
    </style:style>
    <style:style style:name="T33" style:family="text">
      <style:text-properties officeooo:rsid="003a4b1d"/>
    </style:style>
    <style:style style:name="T34" style:family="text">
      <style:text-properties officeooo:rsid="003ae41b"/>
    </style:style>
    <style:style style:name="T35" style:family="text">
      <style:text-properties officeooo:rsid="003c277b"/>
    </style:style>
    <style:style style:name="T36" style:family="text">
      <style:text-properties fo:background-color="#ffff00" loext:char-shading-value="0"/>
    </style:style>
    <style:style style:name="T37" style:family="text">
      <style:text-properties officeooo:rsid="003c277b" fo:background-color="#ffff00" loext:char-shading-value="0"/>
    </style:style>
    <style:style style:name="T38" style:family="text">
      <style:text-properties officeooo:rsid="003c277b" fo:background-color="#ffff00" loext:char-shading-value="0"/>
    </style:style>
    <style:style style:name="T39" style:family="text">
      <style:text-properties fo:background-color="#ffff00" loext:char-shading-value="0"/>
    </style:style>
    <style:style style:name="T40" style:family="text">
      <style:text-properties officeooo:rsid="003f19f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lm process – Start up <text:span text:style-name="T3">new cluster</text:span></text:h>
      <text:p text:style-name="P27">- Most of this comes from memory of my production experience <text:span text:style-name="T27">and public </text:span>documentation.</text:p>
      <text:p text:style-name="P27"/>
      <text:p text:style-name="P28">DELETE steps before FINAL are highlighted in Orange.</text:p>
      <text:p text:style-name="P28"/>
      <text:p text:style-name="P30">Verify certain steps before FINAL are highlighted in Yellow.</text:p>
      <text:p text:style-name="P1"/>
      <text:p text:style-name="P9">These instructions are intended for use on a deployer VM or a Kubernetes <text:span text:style-name="T25">(k8s) </text:span>Master Node <text:span text:style-name="T21">and assume:</text:span></text:p>
      <text:list xml:id="list6569061258876532547" text:style-name="L2">
        <text:list-item>
          <text:p text:style-name="P25">The Deployer server or k8s Master server is running CentOS 7.x</text:p>
        </text:list-item>
        <text:list-item>
          <text:p text:style-name="P29">The Deployer has not been fully configured for the custom Docker repo nor the custom Git repo, (Instructions will changes once that Ansible creation and install process is complete).</text:p>
        </text:list-item>
        <text:list-item>
          <text:p text:style-name="P17">The <text:span text:style-name="T26">A</text:span>nsible custom cluster creation scripts have been run <text:span text:style-name="T27">successfully.</text:span></text:p>
        </text:list-item>
        <text:list-item>
          <text:p text:style-name="P17"><text:span text:style-name="T22">The custom application suite has never been installed or configured on the brand new k8s cluster.</text:span></text:p>
        </text:list-item>
        <text:list-item>
          <text:p text:style-name="P16"><text:span text:style-name="T22">This is the user's first exposure to the custom application's suite installation process and the user has little knowledge of Kubernetes and Helm.</text:span></text:p>
        </text:list-item>
      </text:list>
      <text:p text:style-name="P15"/>
      <text:h text:style-name="Heading_20_2" text:outline-level="2">Process:<text:line-break/></text:h>
      <text:list xml:id="list2875944525721709987" text:style-name="L1">
        <text:list-item>
          <text:p text:style-name="P11"><text:span text:style-name="T2">ssh to the deployer or the cluster master</text:span></text:p>
          <text:list>
            <text:list-header>
              <text:p text:style-name="P10">ssh -i /.ssh/ansibleuser <text:a xlink:type="simple" xlink:href="mailto:ansibleuser@0.0.0.0" text:style-name="Internet_20_link" text:visited-style-name="Visited_20_Internet_20_Link">ansibleuser@0.0.0.0</text:a> </text:p>
            </text:list-header>
          </text:list>
        </text:list-item>
        <text:list-item>
          <text:p text:style-name="P10">Verify where you are at in the file system.</text:p>
          <text:list>
            <text:list-header>
              <text:p text:style-name="P10"><text:span text:style-name="T11">Pwd</text:span> <text:s text:c="3"/>- <text:span text:style-name="T4">should be at /home/usr/ansibleuser<text:line-break/></text:span><text:span text:style-name="T28">IF NOT: sudo su – ansibleuser <text:s/></text:span><text:span text:style-name="T16">(Do NOT omit the hyphen)</text:span></text:p>
            </text:list-header>
          </text:list>
        </text:list-item>
        <text:list-item>
          <text:p text:style-name="P3">Verify that Kubernetes (k8s) <text:span text:style-name="T6">and kubectl </text:span>is installed </text:p>
          <text:list>
            <text:list-header>
              <text:p text:style-name="P4">kubectl get nodes <text:s/>- <text:span text:style-name="T5">should return the names of the nodes in the cluster.<text:line-break/><text:tab/></text:span><text:span text:style-name="T14">If nodes listed: both k8s and kubectl is installed and configured.</text:span></text:p>
              <text:list>
                <text:list-header>
                  <text:p text:style-name="P7"><text:span text:style-name="T5">IF NOT: STOP this implies that the Anisble install scripts failed.</text:span></text:p>
                </text:list-header>
              </text:list>
            </text:list-header>
            <text:list-item>
              <text:p text:style-name="P18"><text:span text:style-name="T5"><text:s/>Check that kubectl is installed.---------------------------OMIT for formal instructions</text:span></text:p>
              <text:list>
                <text:list-item>
                  <text:p text:style-name="P18"><text:span text:style-name="T6">Stdin&gt; </text:span><text:span text:style-name="T12">kubectl version</text:span></text:p>
                  <text:list>
                    <text:list-header>
                      <text:p text:style-name="P19"><text:span text:style-name="T6">should return the kubectl version<text:line-break/> or: Stdin&gt; kubectl <text:tab/></text:span></text:p>
                      <text:list>
                        <text:list-header>
                          <text:p text:style-name="P20"><text:span text:style-name="T10">Stdout&gt; return basic man page option</text:span></text:p>
                        </text:list-header>
                      </text:list>
                    </text:list-header>
                  </text:list>
                  <text:p text:style-name="P20"><text:span text:style-name="T8">I</text:span><text:span text:style-name="T7">f not installed </text:span><text:span text:style-name="T9"><text:s/>Stdout&gt;</text:span><text:span text:style-name="T6"> bash: not a valid command.</text:span></text:p>
                </text:list-item>
                <text:list-item>
                  <text:p text:style-name="P22">Verify <text:span text:style-name="T13">that: ls /user/local/bin/kubectl exists.</text:span></text:p>
                  <text:list>
                    <text:list-item>
                      <text:p text:style-name="P21"><text:span text:style-name="T19">IF EXISTS: Initialize kubectl.</text:span></text:p>
                    </text:list-item>
                    <text:list-item>
                      <text:p text:style-name="P23">IF NO directory: Install kubectl.</text:p>
                      <text:p text:style-name="P23"><text:s/>STOP this implies that the anisble install scripts failed.</text:p>
                    </text:list-item>
                  </text:list>
                </text:list-item>
              </text:list>
            </text:list-item>
          </text:list>
          <text:p text:style-name="P6"><text:span text:style-name="T15">For full kubectl install and configuration instructions see:<text:line-break/></text:span><text:a xlink:type="simple" xlink:href="https://kubernetes.io/docs/tasks/tools/install-kubectl/#configure-kubectl" text:style-name="Internet_20_link" text:visited-style-name="Visited_20_Internet_20_Link"><text:span text:style-name="T15">https://kubernetes.io/docs/tasks/tools/install-kubectl/#configure-kubectl</text:span></text:a></text:p>
        </text:list-item>
        <text:list-item>
          <text:p text:style-name="P2"><text:span text:style-name="T3">Verify that helm is installed</text:span> - By default, the anisble script installs helm in the cluster</text:p>
          <text:list>
            <text:list-item>
              <text:p text:style-name="P14">Stdin&gt; ls linux-amd64/helm /usr/local/bin/helm</text:p>
              <text:list>
                <text:list-item>
                  <text:p text:style-name="P14">IF NO directory is found: STOP the install scripts may have failed. <text:span text:style-name="T1"><text:s text:c="8"/></text:span></text:p>
                </text:list-item>
              </text:list>
            </text:list-item>
          </text:list>
        </text:list-item>
        <text:list-item>
          <text:p text:style-name="P6"><text:span text:style-name="T19">Stdin&gt; helm <text:line-break/></text:span><text:soft-page-break/><text:span text:style-name="T29"> -IF YES: Stdout&gt; should return the default helm man page for “helm”</text:span><text:line-break/>- <text:span text:style-name="T20">Full install instructions at: <text:s/></text:span><text:a xlink:type="simple" xlink:href="https://docs.helm.sh/using_helm/#installing-helm" text:style-name="Internet_20_link" text:visited-style-name="Visited_20_Internet_20_Link"><text:span text:style-name="T20">https://docs.helm.sh/using_helm/#installing-hel</text:span></text:a><text:a xlink:type="simple" xlink:href="https://docs.helm.sh/using_helm/#installing-helm" text:style-name="Internet_20_link" text:visited-style-name="Visited_20_Internet_20_Link"><text:span text:style-name="T20">m</text:span></text:a></text:p>
        </text:list-item>
        <text:list-item>
          <text:p text:style-name="P35">Verify that the <text:span text:style-name="T31">pre-requisite</text:span> <text:span text:style-name="T31">users, </text:span>files <text:span text:style-name="T31">and/or directories </text:span>have been installed.</text:p>
          <text:list>
            <text:list-item>
              <text:p text:style-name="P26">Ls -la &lt;path to pre-requisite files&gt; <text:s/><text:span text:style-name="T32">ETC.</text:span></text:p>
            </text:list-item>
            <text:list-item>
              <text:p text:style-name="P36">WILL be replaced by a k8s job to install the files in a persistent storage location in the future.</text:p>
            </text:list-item>
          </text:list>
        </text:list-item>
        <text:list-item>
          <text:p text:style-name="P5">Initialize Helm under the Ansible user <text:span text:style-name="T17">identity – which you should be logged in as…</text:span></text:p>
          <text:list>
            <text:list-item>
              <text:p text:style-name="P24">Stdin&gt; Helm init –client-only <text:s text:c="5"/>(= heml init -c)<text:line-break/>( because the server agent Tiller should already be installed)</text:p>
            </text:list-item>
          </text:list>
        </text:list-item>
        <text:list-item>
          <text:p text:style-name="P8">Verify that Helm is <text:span text:style-name="T17">initialized and </text:span>pointing to the correct K8s cluster</text:p>
          <text:list>
            <text:list-item>
              <text:p text:style-name="P12"><text:span text:style-name="T23">Stdin&gt; echo </text:span>$HELM_HOME<text:span text:style-name="T1"> </text:span></text:p>
            </text:list-item>
          </text:list>
        </text:list-item>
        <text:list-item>
          <text:p text:style-name="P13">Install the custom Helm repo</text:p>
          <text:list>
            <text:list-item>
              <text:p text:style-name="P13">Stdin<text:span text:style-name="T24">&gt;</text:span> Helm repo add local <text:a xlink:type="simple" xlink:href="http://localhost:8879/" text:style-name="Internet_20_link" text:visited-style-name="Visited_20_Internet_20_Link">http://localhost:8879</text:a></text:p>
            </text:list-item>
            <text:list-item>
              <text:p text:style-name="P13">Verify installed correctly: <text:s/>Stdin&gt; helm repo list</text:p>
              <text:p text:style-name="P13">Stdout&gt; default and local should be listed <text:span text:style-name="T18">in Stdout&gt;</text:span></text:p>
            </text:list-item>
          </text:list>
        </text:list-item>
        <text:list-item>
          <text:p text:style-name="P32">Copy the ansibleuser private pki key to the ansibleuser/.ssh folder.</text:p>
          <text:list>
            <text:list-item>
              <text:p text:style-name="P31">(or <text:span text:style-name="T33">c</text:span>reate a new certificate for the Ansible user and install in local Git repo)</text:p>
            </text:list-item>
            <text:list-item>
              <text:p text:style-name="P31">If creating a new cert… don't create a passcode or you will be challenged each</text:p>
              <text:p text:style-name="P31">time you use it for a git clone or pull.</text:p>
            </text:list-item>
          </text:list>
        </text:list-item>
        <text:list-item>
          <text:p text:style-name="P33">Create a new directory for the helm charts</text:p>
          <text:list>
            <text:list-item>
              <text:p text:style-name="P33">mkdir ~/workspace</text:p>
            </text:list-item>
          </text:list>
        </text:list-item>
        <text:list-item>
          <text:p text:style-name="P32">Configure GIT (- should be installed by the ansible installation scripts.)</text:p>
          <text:list>
            <text:list-item>
              <text:p text:style-name="P32">Stdin&gt; git init</text:p>
            </text:list-item>
          </text:list>
        </text:list-item>
        <text:list-item>
          <text:p text:style-name="P32">Git clone the custom repo into the root of ~/workspace</text:p>
          <text:list>
            <text:list-item>
              <text:p text:style-name="P32">Stdin&gt; git clone &lt;repo http path&gt;</text:p>
            </text:list-item>
          </text:list>
        </text:list-item>
        <text:list-item>
          <text:p text:style-name="P32">Move to the correct helm directory</text:p>
          <text:list>
            <text:list-item>
              <text:p text:style-name="P32">cd ~/workspace/&lt;path to helm directory&gt;</text:p>
            </text:list-item>
          </text:list>
        </text:list-item>
        <text:list-item>
          <text:p text:style-name="P34">Open a new terminal window <text:s/>(Ctrl-Shift-T)</text:p>
          <text:list>
            <text:list-item>
              <text:p text:style-name="P34">ssh into the deployer or k8s master using the ansibleuser</text:p>
            </text:list-item>
            <text:list-item>
              <text:p text:style-name="P34">cd to the correct helm directory <text:span text:style-name="T30">cd ~/workspace/&lt;path to helm directory&gt;</text:span></text:p>
            </text:list-item>
          </text:list>
        </text:list-item>
        <text:list-item>
          <text:p text:style-name="P37">Initialize the Helm repo server in the nw terminal window</text:p>
          <text:list>
            <text:list-item>
              <text:p text:style-name="P37">helm serve <text:span text:style-name="T39">–namespace &lt;namespace&gt; -name &lt;chart name&gt; </text:span><text:span text:style-name="T38">cvhats/deployment-0.1.0.tgz</text:span> </text:p>
            </text:list-item>
          </text:list>
        </text:list-item>
        <text:list-item>
          <text:p text:style-name="P37">Switch focus to the first terminal window.</text:p>
        </text:list-item>
        <text:list-item>
          <text:p text:style-name="P38">Verify location if desired: pwd </text:p>
          <text:list>
            <text:list-item>
              <text:p text:style-name="P38">~/workspace/path to helm charts</text:p>
            </text:list-item>
          </text:list>
        </text:list-item>
        <text:list-item>
          <text:p text:style-name="P39">Checkout the correct tagged release of the application suite</text:p>
          <text:list>
            <text:list-item>
              <text:p text:style-name="P39">Git checkout tags/&lt;correct tag version&gt;</text:p>
            </text:list-item>
          </text:list>
        </text:list-item>
        <text:list-item>
          <text:p text:style-name="P39">Run make</text:p>
        </text:list-item>
        <text:list-item>
          <text:p text:style-name="P39">Run makelint</text:p>
        </text:list-item>
        <text:list-item>
          <text:p text:style-name="P39">Perform dry-run of helm install command</text:p>
          <text:list>
            <text:list-item>
              <text:p text:style-name="P39">helm install <text:span text:style-name="T34">–namespace &lt;namespace&gt; -name &lt;chart name&gt; charts/deployment-0.1.0.tgz –</text:span>dry-run <text:span text:style-name="T40">(use double hypen before dry-run)</text:span></text:p>
            </text:list-item>
            <text:list-item>
              <text:p text:style-name="P39">verify no errors</text:p>
            </text:list-item>
          </text:list>
        </text:list-item>
        <text:list-item>
          <text:p text:style-name="P41">Install the charts.</text:p>
          <text:list>
            <text:list-item>
              <text:p text:style-name="P40">helm install <text:span text:style-name="T34">–namespace &lt;namespace&gt; -name &lt;chart name&gt; charts/deployment-0.1.0.tgz</text:span></text:p>
            </text:list-item>
          </text:list>
        </text:list-item>
        <text:list-item>
          <text:p text:style-name="P42">Run post install checks on Appoication Sui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0:59:41.066269609</meta:creation-date>
    <dc:date>2018-03-11T14:31:28.200921338</dc:date>
    <meta:editing-duration>PT3H45S</meta:editing-duration>
    <meta:editing-cycles>52</meta:editing-cycles>
    <meta:generator>LibreOffice/5.0.6.2$Linux_X86_64 LibreOffice_project/00$Build-2</meta:generator>
    <meta:document-statistic meta:table-count="0" meta:image-count="0" meta:object-count="0" meta:page-count="2" meta:paragraph-count="73" meta:word-count="733" meta:character-count="4571" meta:non-whitespace-character-count="3927"/>
  </office:meta>
</office:document-meta>
</file>